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3022e" officeooo:paragraph-rsid="0003022e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03022e" officeooo:paragraph-rsid="0003022e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3a3c2" officeooo:paragraph-rsid="0003a3c2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bold" officeooo:rsid="0003022e" officeooo:paragraph-rsid="0003022e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40a1a" officeooo:paragraph-rsid="00040a1a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rsid="0003a3c2" officeooo:paragraph-rsid="0003a3c2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040a1a" officeooo:paragraph-rsid="00040a1a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055a8e" officeooo:paragraph-rsid="00055a8e" style:font-size-asian="14pt" style:font-weight-asian="normal" style:font-size-complex="16pt" style:font-weight-complex="normal"/>
    </style:style>
    <style:style style:name="T1" style:family="text">
      <style:text-properties officeooo:rsid="00040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riday </text:p>
      <text:p text:style-name="P1"/>
      <text:p text:style-name="P1">DATA NEEDS</text:p>
      <text:p text:style-name="P1"/>
      <text:p text:style-name="P2">5 decimal points</text:p>
      <text:p text:style-name="P3">For the TDH40 pressure transducer, we need about 24 bits atleast.</text:p>
      <text:p text:style-name="P3"/>
      <text:p text:style-name="P7">Read up on: <text:a xlink:type="simple" xlink:href="https://learn.adafruit.com/raspberry-pi-analog-to-digital-converters/ads1015-slash-ads1115" text:style-name="Internet_20_link" text:visited-style-name="Visited_20_Internet_20_Link">https://learn.adafruit.com/raspberry-pi-analog-to-digital-converters/ads1015-slash-ads1115</text:a> </text:p>
      <text:p text:style-name="P7"/>
      <text:p text:style-name="P7">although this is only 16-bits</text:p>
      <text:p text:style-name="P7"/>
      <text:p text:style-name="P8">Design review this Friday!!!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9:27:41.725260793</meta:creation-date>
    <meta:editing-duration>PT1H2M1S</meta:editing-duration>
    <meta:editing-cycles>2</meta:editing-cycles>
    <meta:generator>LibreOffice/5.1.6.2$Linux_X86_64 LibreOffice_project/10m0$Build-2</meta:generator>
    <dc:date>2017-10-31T20:53:51.087429650</dc:date>
    <meta:document-statistic meta:table-count="0" meta:image-count="0" meta:object-count="0" meta:page-count="1" meta:paragraph-count="7" meta:word-count="30" meta:character-count="259" meta:non-whitespace-character-count="233"/>
  </office:meta>
</office:document-meta>
</file>